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6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2.006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2.674cm"/>
    </style:style>
    <style:style style:name="co7" style:family="table-column">
      <style:table-column-properties fo:break-before="auto" style:column-width="4.085cm"/>
    </style:style>
    <style:style style:name="co8" style:family="table-column">
      <style:table-column-properties fo:break-before="auto" style:column-width="8.9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8">
      <style:table-cell-properties fo:border="0.06pt solid #000000"/>
    </style:style>
    <style:style style:name="ce1" style:family="table-cell" style:parent-style-name="Default" style:data-style-name="N108"/>
    <style:style style:name="ce5" style:family="table-cell" style:parent-style-name="Default">
      <style:table-cell-properties fo:border="0.06pt solid #000000"/>
      <style:map style:condition="cell-content()&lt;5" style:apply-style-name="Warning" style:base-cell-address="Sheet1.H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Unit per Cmd</text:p>
          </table:table-cell>
          <table:table-cell table:style-name="ce2" office:value-type="string" calcext:value-type="string">
            <text:p>Cmd Number</text:p>
          </table:table-cell>
          <table:table-cell table:style-name="ce3" office:value-type="string" calcext:value-type="string">
            <text:p>Total Price</text:p>
          </table:table-cell>
          <table:table-cell table:style-name="ce3" office:value-type="string" calcext:value-type="string">
            <text:p>Price per unit</text:p>
          </table:table-cell>
          <table:table-cell table:style-name="ce2" office:value-type="string" calcext:value-type="string">
            <text:p>Unit Used</text:p>
          </table:table-cell>
          <table:table-cell table:style-name="ce3" office:value-type="string" calcext:value-type="string">
            <text:p>Price for board</text:p>
          </table:table-cell>
          <table:table-cell table:style-name="ce2" office:value-type="string" calcext:value-type="string">
            <text:p>Possible num of boards</text:p>
          </table:table-cell>
          <table:table-cell table:style-name="ce2" office:value-type="string" calcext:value-type="string">
            <text:p>Url</text:p>
          </table:table-cell>
        </table:table-row>
        <table:table-row table:style-name="ro2">
          <table:table-cell table:style-name="ce2" office:value-type="string" calcext:value-type="string">
            <text:p>BC337-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EUR" office:value="1.34" calcext:value-type="currency">
            <text:p>1,34 €</text:p>
          </table:table-cell>
          <table:table-cell table:style-name="ce3" table:formula="of:=[.D2]/([.B2]*[.C2])" office:value-type="currency" office:currency="EUR" office:value="0.0268" calcext:value-type="currency">
            <text:p>0,03 €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[.E2]*[.F2]" office:value-type="currency" office:currency="EUR" office:value="0.1072" calcext:value-type="currency">
            <text:p>0,11 €</text:p>
          </table:table-cell>
          <table:table-cell table:style-name="ce5" table:formula="of:=([.B2]*[.C2])/[.F2]" office:value-type="float" office:value="12.5" calcext:value-type="float">
            <text:p>12,5</text:p>
          </table:table-cell>
          <table:table-cell table:style-name="ce2" office:value-type="string" calcext:value-type="string">
            <text:p>https://fr.aliexpress.com/item/33027063943.html</text:p>
          </table:table-cell>
        </table:table-row>
        <table:table-row table:style-name="ro2">
          <table:table-cell table:style-name="ce2" office:value-type="string" calcext:value-type="string">
            <text:p>SRD-0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3" office:value-type="currency" office:currency="EUR" office:value="4.03" calcext:value-type="currency">
            <text:p>4,03 €</text:p>
          </table:table-cell>
          <table:table-cell table:style-name="ce3" table:formula="of:=[.D3]/([.B3]*[.C3])" office:value-type="currency" office:currency="EUR" office:value="0.1612" calcext:value-type="currency">
            <text:p>0,16 €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[.E3]*[.F3]" office:value-type="currency" office:currency="EUR" office:value="0.6448" calcext:value-type="currency">
            <text:p>0,64 €</text:p>
          </table:table-cell>
          <table:table-cell table:style-name="ce5" table:formula="of:=([.B3]*[.C3])/[.F3]" office:value-type="float" office:value="6.25" calcext:value-type="float">
            <text:p>6,25</text:p>
          </table:table-cell>
          <table:table-cell table:style-name="ce2" office:value-type="string" calcext:value-type="string">
            <text:p>https://fr.aliexpress.com/item/10000000543749.html</text:p>
          </table:table-cell>
        </table:table-row>
        <table:table-row table:style-name="ro2">
          <table:table-cell table:style-name="ce2" office:value-type="string" calcext:value-type="string">
            <text:p>WT32-ETH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currency" office:currency="EUR" office:value="22.59" calcext:value-type="currency">
            <text:p>22,59 €</text:p>
          </table:table-cell>
          <table:table-cell table:style-name="ce3" table:formula="of:=[.D4]/([.B4]*[.C4])" office:value-type="currency" office:currency="EUR" office:value="7.53" calcext:value-type="currency">
            <text:p>7,53 €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E4]*[.F4]" office:value-type="currency" office:currency="EUR" office:value="7.53" calcext:value-type="currency">
            <text:p>7,53 €</text:p>
          </table:table-cell>
          <table:table-cell table:style-name="ce5" table:formula="of:=([.B4]*[.C4])/[.F4]" office:value-type="float" office:value="3" calcext:value-type="float">
            <text:p>3</text:p>
          </table:table-cell>
          <table:table-cell table:style-name="ce2" office:value-type="string" calcext:value-type="string">
            <text:p>https://fr.aliexpress.com/item/1005001556914151.html</text:p>
          </table:table-cell>
        </table:table-row>
        <table:table-row table:style-name="ro2">
          <table:table-cell table:style-name="ce2" office:value-type="string" calcext:value-type="string">
            <text:p>AMS1117-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EUR" office:value="1.44" calcext:value-type="currency">
            <text:p>1,44 €</text:p>
          </table:table-cell>
          <table:table-cell table:style-name="ce3" table:formula="of:=[.D5]/([.B5]*[.C5])" office:value-type="currency" office:currency="EUR" office:value="0.144" calcext:value-type="currency">
            <text:p>0,14 €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E5]*[.F5]" office:value-type="currency" office:currency="EUR" office:value="0.144" calcext:value-type="currency">
            <text:p>0,14 €</text:p>
          </table:table-cell>
          <table:table-cell table:style-name="ce5" table:formula="of:=([.B5]*[.C5])/[.F5]" office:value-type="float" office:value="10" calcext:value-type="float">
            <text:p>10</text:p>
          </table:table-cell>
          <table:table-cell table:style-name="ce2" office:value-type="string" calcext:value-type="string">
            <text:p>https://fr.aliexpress.com/item/4001158893261.html</text:p>
          </table:table-cell>
        </table:table-row>
        <table:table-row table:style-name="ro2">
          <table:table-cell table:style-name="ce2" office:value-type="string" calcext:value-type="string">
            <text:p>JACK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currency" office:currency="EUR" office:value="2.36" calcext:value-type="currency">
            <text:p>2,36 €</text:p>
          </table:table-cell>
          <table:table-cell table:style-name="ce3" table:formula="of:=[.D6]/([.B6]*[.C6])" office:value-type="currency" office:currency="EUR" office:value="0.118" calcext:value-type="currency">
            <text:p>0,12 €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E6]*[.F6]" office:value-type="currency" office:currency="EUR" office:value="0.59" calcext:value-type="currency">
            <text:p>0,59 €</text:p>
          </table:table-cell>
          <table:table-cell table:style-name="ce5" table:formula="of:=([.B6]*[.C6])/[.F6]" office:value-type="float" office:value="4" calcext:value-type="float">
            <text:p>4</text:p>
          </table:table-cell>
          <table:table-cell table:style-name="ce2" office:value-type="string" calcext:value-type="string">
            <text:p>https://fr.aliexpress.com/item/33005175186.html</text:p>
          </table:table-cell>
        </table:table-row>
        <table:table-row table:style-name="ro2">
          <table:table-cell table:style-name="ce2" office:value-type="string" calcext:value-type="string">
            <text:p>polyfus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EUR" office:value="3.51" calcext:value-type="currency">
            <text:p>3,51 €</text:p>
          </table:table-cell>
          <table:table-cell table:style-name="ce3" table:formula="of:=[.D7]/([.B7]*[.C7])" office:value-type="currency" office:currency="EUR" office:value="0.0351" calcext:value-type="currency">
            <text:p>0,04 €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[.E7]*[.F7]" office:value-type="currency" office:currency="EUR" office:value="0.1404" calcext:value-type="currency">
            <text:p>0,14 €</text:p>
          </table:table-cell>
          <table:table-cell table:style-name="ce5" table:formula="of:=([.B7]*[.C7])/[.F7]" office:value-type="float" office:value="25" calcext:value-type="float">
            <text:p>25</text:p>
          </table:table-cell>
          <table:table-cell table:style-name="ce2" office:value-type="string" calcext:value-type="string">
            <text:p>https://fr.aliexpress.com/item/32959558358.html</text:p>
          </table:table-cell>
        </table:table-row>
        <table:table-row table:style-name="ro2">
          <table:table-cell table:style-name="ce2" office:value-type="string" calcext:value-type="string">
            <text:p>35V 10UF 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EUR" office:value="1.04" calcext:value-type="currency">
            <text:p>1,04 €</text:p>
          </table:table-cell>
          <table:table-cell table:style-name="ce3" table:formula="of:=[.D8]/([.B8]*[.C8])" office:value-type="currency" office:currency="EUR" office:value="0.104" calcext:value-type="currency">
            <text:p>0,10 €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[.E8]*[.F8]" office:value-type="currency" office:currency="EUR" office:value="0.208" calcext:value-type="currency">
            <text:p>0,21 €</text:p>
          </table:table-cell>
          <table:table-cell table:style-name="ce5" table:formula="of:=([.B8]*[.C8])/[.F8]" office:value-type="float" office:value="5" calcext:value-type="float">
            <text:p>5</text:p>
          </table:table-cell>
          <table:table-cell table:style-name="ce2" office:value-type="string" calcext:value-type="string">
            <text:p>https://fr.aliexpress.com/item/4000190521272.html</text:p>
          </table:table-cell>
        </table:table-row>
        <table:table-row table:style-name="ro2">
          <table:table-cell table:style-name="ce2" office:value-type="string" calcext:value-type="string">
            <text:p>1N4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EUR" office:value="1.64" calcext:value-type="currency">
            <text:p>1,64 €</text:p>
          </table:table-cell>
          <table:table-cell table:style-name="ce3" table:formula="of:=[.D9]/([.B9]*[.C9])" office:value-type="currency" office:currency="EUR" office:value="0.0164" calcext:value-type="currency">
            <text:p>0,02 €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E9]*[.F9]" office:value-type="currency" office:currency="EUR" office:value="0.1312" calcext:value-type="currency">
            <text:p>0,13 €</text:p>
          </table:table-cell>
          <table:table-cell table:style-name="ce5" table:formula="of:=([.B9]*[.C9])/[.F9]" office:value-type="float" office:value="12.5" calcext:value-type="float">
            <text:p>12,5</text:p>
          </table:table-cell>
          <table:table-cell table:style-name="ce2" office:value-type="string" calcext:value-type="string">
            <text:p>https://fr.aliexpress.com/item/32829962185.html</text:p>
          </table:table-cell>
        </table:table-row>
        <table:table-row table:style-name="ro2">
          <table:table-cell table:style-name="ce2" office:value-type="string" calcext:value-type="string">
            <text:p>1000uF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EUR" office:value="3.93" calcext:value-type="currency">
            <text:p>3,93 €</text:p>
          </table:table-cell>
          <table:table-cell table:style-name="ce3" table:formula="of:=[.D10]/([.B10]*[.C10])" office:value-type="currency" office:currency="EUR" office:value="0.0786" calcext:value-type="currency">
            <text:p>0,08 €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[.E10]*[.F10]" office:value-type="currency" office:currency="EUR" office:value="0.3144" calcext:value-type="currency">
            <text:p>0,31 €</text:p>
          </table:table-cell>
          <table:table-cell table:style-name="ce5" table:formula="of:=([.B10]*[.C10])/[.F10]" office:value-type="float" office:value="12.5" calcext:value-type="float">
            <text:p>12,5</text:p>
          </table:table-cell>
          <table:table-cell table:style-name="ce2" office:value-type="string" calcext:value-type="string">
            <text:p>https://fr.aliexpress.com/item/32351437821.html</text:p>
          </table:table-cell>
        </table:table-row>
        <table:table-row table:style-name="ro2">
          <table:table-cell table:style-name="ce2" office:value-type="string" calcext:value-type="string">
            <text:p>PC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EUR" office:value="7.77" calcext:value-type="currency">
            <text:p>7,77 €</text:p>
          </table:table-cell>
          <table:table-cell table:style-name="ce3" table:formula="of:=[.D11]/([.B11]*[.C11])" office:value-type="currency" office:currency="EUR" office:value="1.554" calcext:value-type="currency">
            <text:p>1,55 €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E11]*[.F11]" office:value-type="currency" office:currency="EUR" office:value="1.554" calcext:value-type="currency">
            <text:p>1,55 €</text:p>
          </table:table-cell>
          <table:table-cell table:style-name="ce5" table:formula="of:=([.B11]*[.C11])/[.F11]" office:value-type="float" office:value="5" calcext:value-type="float">
            <text:p>5</text:p>
          </table:table-cell>
          <table:table-cell table:style-name="ce2" office:value-type="string" calcext:value-type="string">
            <text:p>https://jlcpcb.com/</text:p>
          </table:table-cell>
        </table:table-row>
        <table:table-row table:style-name="ro2">
          <table:table-cell table:style-name="ce2" office:value-type="string" calcext:value-type="string">
            <text:p>LE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EUR" office:value="1.53" calcext:value-type="currency">
            <text:p>1,53 €</text:p>
          </table:table-cell>
          <table:table-cell table:style-name="ce3" table:formula="of:=[.D12]/([.B12]*[.C12])" office:value-type="currency" office:currency="EUR" office:value="0.0153" calcext:value-type="currency">
            <text:p>0,02 €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E12]*[.F12]" office:value-type="currency" office:currency="EUR" office:value="0.0765" calcext:value-type="currency">
            <text:p>0,08 €</text:p>
          </table:table-cell>
          <table:table-cell table:style-name="ce5" table:formula="of:=([.B12]*[.C12])/[.F12]" office:value-type="float" office:value="20" calcext:value-type="float">
            <text:p>20</text:p>
          </table:table-cell>
          <table:table-cell table:style-name="ce2" office:value-type="string" calcext:value-type="string">
            <text:p>https://www.aliexpress.com/item/33049173418.html</text:p>
          </table:table-cell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EUR" office:value="2.83" calcext:value-type="currency">
            <text:p>2,83 €</text:p>
          </table:table-cell>
          <table:table-cell table:style-name="ce3" table:formula="of:=[.D13]/([.B13]*[.C13])" office:value-type="currency" office:currency="EUR" office:value="0.00428787878787879" calcext:value-type="currency">
            <text:p>0,00 €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formula="of:=[.E13]*[.F13]" office:value-type="currency" office:currency="EUR" office:value="0.0385909090909091" calcext:value-type="currency">
            <text:p>0,04 €</text:p>
          </table:table-cell>
          <table:table-cell table:style-name="ce5" table:formula="of:=([.B13]*[.C13])/[.F13]" office:value-type="float" office:value="73.3333333333333" calcext:value-type="float">
            <text:p>73,3333333333333</text:p>
          </table:table-cell>
          <table:table-cell table:style-name="ce2" office:value-type="string" calcext:value-type="string">
            <text:p>https://www.aliexpress.com/item/33029877427.html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ard Price</text:p>
          </table:table-cell>
          <table:table-cell table:style-name="ce3" table:formula="of:=SUM([.G2:.G14])" office:value-type="currency" office:currency="EUR" office:value="11.4790909090909" calcext:value-type="currency">
            <text:p>11,48 €</text:p>
          </table:table-cell>
          <table:table-cell table:number-columns-repeated="2"/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H2:Sheet1.H13">
            <calcext:condition calcext:apply-style-name="Warning" calcext:value="&lt;5" calcext:base-cell-address="Sheet1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09:03:08.292255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il Armstrong</meta:initial-creator>
    <meta:creation-date>2020-11-16T10:22:37.201211208</meta:creation-date>
    <dc:date>2020-11-23T09:23:42.759763198</dc:date>
    <dc:creator>Neil Armstrong</dc:creator>
    <meta:editing-duration>PT18M11S</meta:editing-duration>
    <meta:editing-cycles>7</meta:editing-cycles>
    <meta:generator>LibreOffice/6.4.6.2$Linux_X86_64 LibreOffice_project/40$Build-2</meta:generator>
    <meta:document-statistic meta:table-count="1" meta:cell-count="119" meta:object-count="0"/>
  </office:meta>
</office:document-meta>
</file>